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0c4af" officeooo:paragraph-rsid="0001705a" style:font-size-asian="15pt" style:font-size-complex="15pt"/>
    </style:style>
    <style:style style:name="P2" style:family="paragraph" style:parent-style-name="Standard">
      <style:text-properties fo:font-size="15pt" officeooo:rsid="0000c4af" officeooo:paragraph-rsid="0000c4af" style:font-size-asian="15pt" style:font-size-complex="15pt"/>
    </style:style>
    <style:style style:name="P3" style:family="paragraph" style:parent-style-name="Standard">
      <style:text-properties fo:font-size="15pt" officeooo:rsid="0000c4af" officeooo:paragraph-rsid="00064fdf" style:font-size-asian="15pt" style:font-size-complex="15pt"/>
    </style:style>
    <style:style style:name="P4" style:family="paragraph" style:parent-style-name="Standard">
      <style:text-properties fo:font-size="15pt" officeooo:rsid="0000c4af" officeooo:paragraph-rsid="0006f2cf" style:font-size-asian="15pt" style:font-size-complex="15pt"/>
    </style:style>
    <style:style style:name="P5" style:family="paragraph" style:parent-style-name="Standard">
      <style:text-properties fo:font-size="15pt" officeooo:rsid="0002731b" officeooo:paragraph-rsid="0002731b" style:font-size-asian="15pt" style:font-size-complex="15pt"/>
    </style:style>
    <style:style style:name="P6" style:family="paragraph" style:parent-style-name="Standard">
      <style:text-properties fo:font-size="15pt" officeooo:rsid="0001705a" officeooo:paragraph-rsid="0000c4af" style:font-size-asian="15pt" style:font-size-complex="15pt"/>
    </style:style>
    <style:style style:name="P7" style:family="paragraph" style:parent-style-name="Standard">
      <style:text-properties fo:font-size="15pt" officeooo:rsid="0001705a" officeooo:paragraph-rsid="0001705a" style:font-size-asian="15pt" style:font-size-complex="15pt"/>
    </style:style>
    <style:style style:name="P8" style:family="paragraph" style:parent-style-name="Standard">
      <style:text-properties fo:font-size="15pt" officeooo:rsid="0001705a" officeooo:paragraph-rsid="00064fdf" style:font-size-asian="15pt" style:font-size-complex="15pt"/>
    </style:style>
    <style:style style:name="P9" style:family="paragraph" style:parent-style-name="Standard">
      <style:text-properties fo:font-size="15pt" officeooo:rsid="0001705a" officeooo:paragraph-rsid="0006f2cf" style:font-size-asian="15pt" style:font-size-complex="15pt"/>
    </style:style>
    <style:style style:name="P10" style:family="paragraph" style:parent-style-name="Standard">
      <style:text-properties fo:font-size="15pt" officeooo:rsid="000525fd" officeooo:paragraph-rsid="000525fd" style:font-size-asian="15pt" style:font-size-complex="15pt"/>
    </style:style>
    <style:style style:name="P11" style:family="paragraph" style:parent-style-name="Standard">
      <style:text-properties fo:font-size="15pt" officeooo:rsid="000598f3" officeooo:paragraph-rsid="000598f3" style:font-size-asian="15pt" style:font-size-complex="15pt"/>
    </style:style>
    <style:style style:name="P12" style:family="paragraph" style:parent-style-name="Standard">
      <style:text-properties fo:font-size="15pt" officeooo:rsid="00064fdf" officeooo:paragraph-rsid="00064fdf" style:font-size-asian="15pt" style:font-size-complex="15pt"/>
    </style:style>
    <style:style style:name="P13" style:family="paragraph" style:parent-style-name="Standard">
      <style:text-properties fo:font-size="15pt" officeooo:rsid="0006f2cf" officeooo:paragraph-rsid="0006f2cf" style:font-size-asian="15pt" style:font-size-complex="15pt"/>
    </style:style>
    <style:style style:name="P14" style:family="paragraph" style:parent-style-name="Standard">
      <style:text-properties fo:font-size="15pt" fo:font-weight="normal" officeooo:rsid="0002c744" officeooo:paragraph-rsid="0002731b" style:font-size-asian="15pt" style:font-weight-asian="normal" style:font-size-complex="15pt" style:font-weight-complex="normal"/>
    </style:style>
    <style:style style:name="P15" style:family="paragraph" style:parent-style-name="Standard">
      <style:text-properties fo:color="#ff8000" fo:font-size="15pt" officeooo:rsid="00064fdf" officeooo:paragraph-rsid="00064fdf" style:font-size-asian="15pt" style:font-size-complex="15pt"/>
    </style:style>
    <style:style style:name="P16" style:family="paragraph" style:parent-style-name="Standard">
      <style:text-properties fo:color="#ff8000" fo:font-size="15pt" fo:font-weight="bold" officeooo:rsid="00064fdf" officeooo:paragraph-rsid="0006f2cf" style:font-size-asian="15pt" style:font-weight-asian="bold" style:font-size-complex="15pt" style:font-weight-complex="bold"/>
    </style:style>
    <style:style style:name="P17" style:family="paragraph" style:parent-style-name="Standard">
      <style:text-properties style:use-window-font-color="true" fo:font-size="15pt" fo:font-weight="normal" officeooo:rsid="0007f39f" officeooo:paragraph-rsid="0007f39f" style:font-size-asian="15pt" style:font-weight-asian="normal" style:font-size-complex="15pt" style:font-weight-complex="normal"/>
    </style:style>
    <style:style style:name="P18" style:family="paragraph" style:parent-style-name="Standard">
      <style:text-properties style:use-window-font-color="true" fo:font-size="11pt" fo:font-style="italic" officeooo:rsid="0006f2cf" officeooo:paragraph-rsid="0006f2cf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c744" style:font-weight-asian="normal" style:font-weight-complex="normal"/>
    </style:style>
    <style:style style:name="T4" style:family="text">
      <style:text-properties officeooo:rsid="000598f3"/>
    </style:style>
    <style:style style:name="T5" style:family="text">
      <style:text-properties officeooo:rsid="0001705a"/>
    </style:style>
    <style:style style:name="T6" style:family="text">
      <style:text-properties officeooo:rsid="00064fdf"/>
    </style:style>
    <style:style style:name="T7" style:family="text">
      <style:text-properties fo:color="#ff8000" officeooo:rsid="00064fdf"/>
    </style:style>
    <style:style style:name="T8" style:family="text">
      <style:text-properties fo:color="#2a6099" officeooo:rsid="00064fdf"/>
    </style:style>
    <style:style style:name="T9" style:family="text">
      <style:text-properties fo:color="#ff0000" officeooo:rsid="00064f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5"><text:tab/>A importância principal da programação no mundo da TI é que o computador só entende <text:span text:style-name="T1">zero</text:span> e <text:span text:style-name="T1">um(</text:span><text:span text:style-name="T2">sistema binário</text:span><text:span text:style-name="T1">), </text:span><text:span text:style-name="T2"><text:s/>que é a linguagem do computador, então para podermos conversa com ele precisamos falar utilizando a base numérica </text:span><text:span text:style-name="T1">binário</text:span><text:span text:style-name="T2"> que chamamos de linguagem de maquina. As linguagens de programação que faz com que o programador praticamente converse utilizando linguagem de máquina são chamadas de linguage</text:span><text:span text:style-name="T3">ns</text:span><text:span text:style-name="T2"> de baixo nível, já que hoje em dia temos linguagens que são mais próximas da linguagem humana, essas linguagens são chamadas de linguagens de alto nível.</text:span><text:span text:style-name="T3"> Então programar nada mais é do que conversa com o computador.</text:span></text:p>
      <text:p text:style-name="P14"/>
      <text:p text:style-name="P1"><text:tab/>Antes de saber programar é importante saber o que é programação e antes de saber o que é programação é também importante saber o que é algoritmo. Algoritmo nada mais é do que uma sequência de instruções utilizados para resolver um determinado problema, por exemplo, um bolo, supondo que a gente tenha que fazer um bolo para a festa de um amigo, como fazemos um bolo?. Simples utilizamos uma receita. Uma receita nada mais é do que um algoritmo, já que na receita temos que seguir uma sequencia lógica. </text:p>
      <text:p text:style-name="P2"/>
      <text:p text:style-name="P2">Por exemplo:</text:p>
      <text:p text:style-name="P2"/>
      <text:p text:style-name="P2"><text:tab/>coloque 2 xícaras de farinha</text:p>
      <text:p text:style-name="P2"><text:tab/>coloque 2 xícaras de açúcar </text:p>
      <text:p text:style-name="P2"><text:tab/>coloque 1 xícara de leite</text:p>
      <text:p text:style-name="P2"><text:tab/>coloque 2 ovos</text:p>
      <text:p text:style-name="P2"><text:tab/>coloque 4 colheres de óleo</text:p>
      <text:p text:style-name="P2"><text:tab/>mexa os ingredientes ate a massa está boa</text:p>
      <text:p text:style-name="P2"><text:tab/><text:tab/>despeja a massa em uma forma </text:p>
      <text:p text:style-name="P2"><text:tab/><text:tab/>leve ao forno a 180 C </text:p>
      <text:p text:style-name="P2"><text:tab/><text:tab/><text:span text:style-name="T5">depois de 35 minutos</text:span></text:p>
      <text:p text:style-name="P6"><text:tab/><text:tab/><text:tab/>retire o bolo<text:tab/></text:p>
      <text:p text:style-name="P6"/>
      <text:p text:style-name="P7">então em uma receita de bolo nos temos:</text:p>
      <text:p text:style-name="P7">→ os ingredientes (dados de entrada)</text:p>
      <text:p text:style-name="P7">→ o passo a passo (processamento e instruções lógicas)</text:p>
      <text:p text:style-name="P7">→ o prato finalizado (atingindo o resultado)<text:tab/></text:p>
      <text:p text:style-name="P7"/>
      <text:p text:style-name="P7"/>
      <text:p text:style-name="P10"/>
      <text:p text:style-name="P10"/>
      <text:p text:style-name="P10"><text:soft-page-break/></text:p>
      <text:p text:style-name="P10"><text:tab/>Agora que entendemos o que é programação e qual sua importância, temos que saber como é utilizado no mundo da TI atualmente, quais áreas a TI utiliza programação.</text:p>
      <text:p text:style-name="P10"/>
      <text:p text:style-name="P10"><text:span text:style-name="T4">Principais áreas </text:span>de aplicação:</text:p>
      <text:p text:style-name="P10"/>
      <text:p text:style-name="P10">→ Programação Web</text:p>
      <text:p text:style-name="P10">→ Programação de Desktop</text:p>
      <text:p text:style-name="P10">→ Programação Mobile</text:p>
      <text:p text:style-name="P10">→ Programação de IOT</text:p>
      <text:p text:style-name="P10">→ Programação de IA</text:p>
      <text:p text:style-name="P10">→ Programação de jogos</text:p>
      <text:p text:style-name="P10">→ Programação de redes</text:p>
      <text:p text:style-name="P10">→ Programação para adm de banco de dados</text:p>
      <text:p text:style-name="P10">…...</text:p>
      <text:p text:style-name="P10"/>
      <text:p text:style-name="P11"><text:tab/>São diversas áreas que podemos aplicar a programação, porém todas elas independente da área ou da linguagem necessitam de duas coisas importantes que todos profissional de TI tem que ter. Primeiro a Lógica de programação,</text:p>
      <text:p text:style-name="P11">ela é talvez a parte mais importante de um programador, já que graças a lógica de programação é juntamos os comando de forma a chegar em um objetivo, no exemplo da receita de bolo se utilizarmos apenas a lógica de programação ela iria ficar assim: </text:p>
      <text:p text:style-name="P11"/>
      <text:p text:style-name="P3">coloque 2 xícaras de farinha</text:p>
      <text:p text:style-name="P3">coloque 2 xícaras de açúcar </text:p>
      <text:p text:style-name="P3"><text:span text:style-name="T6">c</text:span>oloque 1 xícara de leite</text:p>
      <text:p text:style-name="P3">coloque 2 ovos</text:p>
      <text:p text:style-name="P3">coloque 4 colheres de óleo</text:p>
      <text:p text:style-name="P3">mexa os ingredientes ate a massa está boa</text:p>
      <text:p text:style-name="P3">despeja a massa em uma forma </text:p>
      <text:p text:style-name="P3">leve ao forno a 180 C </text:p>
      <text:p text:style-name="P3"><text:span text:style-name="T5">depois de 35 minutos</text:span></text:p>
      <text:p text:style-name="P8">retire o bolo</text:p>
      <text:p text:style-name="P8"/>
      <text:p text:style-name="P12"><text:tab/>Ela continua a mesma coisa porém você pode vê que tirei os espaços porém a sequencia ainda é a mesma, os espaços tem a vê com a segunda coisa importante que o profissional de TI tem que ter, que é o algoritmo, no algoritmo é onde sabemos as regras que a nossa lógica tem que ter para ser executado de forma correta, aqueles espaços faziam parte de uma regra, da qual é chamado de indentação que serve para ressaltar a estrutura de um código, nem todas a <text:soft-page-break/>linguagens de programação utilizam indentação como regra, porém as vezes utiliza outras regras para definir a estrutura de um código, como por exemplo na linguagem JAVA que utiliza chaves {}. A receita de bolo escrita utilizando a regra de chaves ficaria assim:</text:p>
      <text:p text:style-name="P12"/>
      <text:p text:style-name="P4">coloque 2 xícaras de farinha </text:p>
      <text:p text:style-name="P4"><text:span text:style-name="T7">{</text:span></text:p>
      <text:p text:style-name="P3">coloque 2 xícaras de açúcar </text:p>
      <text:p text:style-name="P3">coloque 1 xícara de leite</text:p>
      <text:p text:style-name="P3">coloque 2 ovos</text:p>
      <text:p text:style-name="P3">coloque 4 colheres de óleo</text:p>
      <text:p text:style-name="P3">mexa os ingredientes ate a massa está boa </text:p>
      <text:p text:style-name="P3"><text:span text:style-name="T8">{</text:span></text:p>
      <text:p text:style-name="P3">despeja a massa em uma forma </text:p>
      <text:p text:style-name="P3">leve ao forno a 180 C </text:p>
      <text:p text:style-name="P3"><text:span text:style-name="T5">depois de 35 minutos</text:span></text:p>
      <text:p text:style-name="P13"><text:span text:style-name="T9">{</text:span></text:p>
      <text:p text:style-name="P13"><text:span text:style-name="T5">retire o bolo</text:span></text:p>
      <text:p text:style-name="P8"><text:span text:style-name="T9">}</text:span></text:p>
      <text:p text:style-name="P8"/>
      <text:p text:style-name="P8"><text:span text:style-name="T8">}</text:span></text:p>
      <text:p text:style-name="P8"/>
      <text:p text:style-name="P15">}</text:p>
      <text:p text:style-name="P15"/>
      <text:p text:style-name="P18">Porém, mesmo <text:s/>não sendo obrigado o uso da indentação é aconselhado para melhor entendimento. Chamamos isso de código limpo.</text:p>
      <text:p text:style-name="P18"/>
      <text:p text:style-name="P4">coloque 2 xícaras de farinha </text:p>
      <text:p text:style-name="P4"><text:span text:style-name="T7">{</text:span></text:p>
      <text:p text:style-name="P4"><text:tab/>coloque 2 xícaras de açúcar </text:p>
      <text:p text:style-name="P4"><text:tab/>coloque 1 xícara de leite</text:p>
      <text:p text:style-name="P4"><text:tab/>coloque 2 ovos</text:p>
      <text:p text:style-name="P4"><text:tab/>coloque 4 colheres de óleo</text:p>
      <text:p text:style-name="P4"><text:tab/>mexa os ingredientes ate a massa está boa </text:p>
      <text:p text:style-name="P4"><text:span text:style-name="T8"><text:tab/>{</text:span></text:p>
      <text:p text:style-name="P4"><text:tab/><text:tab/>despeja a massa em uma forma </text:p>
      <text:p text:style-name="P4"><text:tab/><text:tab/>leve ao forno a 180 C </text:p>
      <text:p text:style-name="P4"><text:span text:style-name="T5"><text:tab/><text:tab/>depois de 35 minutos</text:span></text:p>
      <text:p text:style-name="P13"><text:span text:style-name="T9"><text:tab/><text:tab/>{</text:span></text:p>
      <text:p text:style-name="P13"><text:span text:style-name="T5"><text:tab/><text:tab/><text:tab/>retire o bolo</text:span></text:p>
      <text:p text:style-name="P9"><text:span text:style-name="T9"><text:tab/><text:tab/>}</text:span><text:tab/></text:p>
      <text:p text:style-name="P9"><text:span text:style-name="T8"><text:tab/>}</text:span></text:p>
      <text:p text:style-name="P16">}</text:p>
      <text:p text:style-name="P16"><text:soft-page-break/></text:p>
      <text:p text:style-name="P16"/>
      <text:p text:style-name="P17"><text:tab/>Então algoritmo nada mais é do que uma sequencia de passos que devemos seguir para atingir um objetivo, no computador não é diferente porém quem deve seguir esses passos é ele, utilizando um processador e os usuários ele irá executar aquilo que mandamos ele fazer na ordem correta para que ele consiga realizar uma tarefa.</text:p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0:30:01.357715005</meta:creation-date>
    <dc:date>2022-08-26T16:42:36.698681364</dc:date>
    <meta:editing-duration>PT1H4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76" meta:word-count="784" meta:character-count="4369" meta:non-whitespace-character-count="3595"/>
  </office:meta>
</office:document-meta>
</file>